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fo:font-size="12pt" style:font-size-asian="12pt"/>
    </style:style>
    <style:style style:name="T14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fo:font-size="14pt" style:font-size-asian="14pt"/>
    </style:style>
    <style:style style:name="P17" style:parent-style-name="Обычный" style:family="paragraph">
      <style:paragraph-properties fo:text-align="end" fo:line-height="200%"/>
    </style:style>
    <style:style style:name="T18" style:parent-style-name="Основнойшрифтабзаца" style:family="text">
      <style:text-properties style:font-name="Times New Roman" fo:font-size="10pt" style:font-size-asian="10pt"/>
    </style:style>
    <style:style style:name="T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" style:parent-style-name="Основнойшрифтабзаца" style:family="text">
      <style:text-properties style:font-name="Times New Roman" fo:font-size="10pt" style:font-size-asian="10pt"/>
    </style:style>
    <style:style style:name="T24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5" style:parent-style-name="Основнойшрифтабзаца" style:family="text">
      <style:text-properties style:font-name="Times New Roman" fo:font-size="10pt" style:font-size-asian="10pt"/>
    </style:style>
    <style:style style:name="T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" style:parent-style-name="Обычный" style:family="paragraph">
      <style:paragraph-properties fo:text-align="end" fo:line-height="200%"/>
    </style:style>
    <style:style style:name="T29" style:parent-style-name="Основнойшрифтабзаца" style:family="text">
      <style:text-properties style:font-name="Times New Roman" fo:font-size="10pt" style:font-size-asian="10pt"/>
    </style:style>
    <style:style style:name="T30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5" style:parent-style-name="Обычный" style:family="paragraph">
      <style:paragraph-properties fo:text-align="end" fo:line-height="200%"/>
    </style:style>
    <style:style style:name="T36" style:parent-style-name="Основнойшрифтабзаца" style:family="text">
      <style:text-properties style:font-name="Times New Roman" fo:font-size="10pt" style:font-size-asian="10pt"/>
    </style:style>
    <style:style style:name="T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font-name="Times New Roman" fo:font-size="10pt" style:font-size-asian="10pt"/>
    </style:style>
    <style:style style:name="T41" style:parent-style-name="Основнойшрифтабзаца" style:family="text">
      <style:text-properties style:font-name="Times New Roman" fo:font-size="10pt" style:font-size-asian="10pt"/>
    </style:style>
    <style:style style:name="T42" style:parent-style-name="Основнойшрифтабзаца" style:family="text">
      <style:text-properties style:font-name="Times New Roman" fo:font-size="10pt" style:font-size-asian="10pt"/>
    </style:style>
    <style:style style:name="P43" style:parent-style-name="Обычный" style:family="paragraph">
      <style:paragraph-properties fo:text-align="end" fo:line-height="200%"/>
    </style:style>
    <style:style style:name="T44" style:parent-style-name="Основнойшрифтабзаца" style:family="text">
      <style:text-properties style:font-name="Times New Roman" fo:font-size="10pt" style:font-size-asian="10pt"/>
    </style:style>
    <style:style style:name="T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2" style:parent-style-name="Обычный" style:family="paragraph">
      <style:paragraph-properties fo:text-align="end" fo:line-height="200%"/>
    </style:style>
    <style:style style:name="T53" style:parent-style-name="Основнойшрифтабзаца" style:family="text">
      <style:text-properties style:font-name="Times New Roman" fo:font-size="10pt" style:font-size-asian="10pt"/>
    </style:style>
    <style:style style:name="T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9" style:parent-style-name="Обычный" style:family="paragraph">
      <style:paragraph-properties fo:text-align="end" fo:line-height="200%"/>
    </style:style>
    <style:style style:name="T60" style:parent-style-name="Основнойшрифтабзаца" style:family="text">
      <style:text-properties style:font-name="Times New Roman" fo:font-size="10pt" style:font-size-asian="10pt"/>
    </style:style>
    <style:style style:name="T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fo:font-size="10pt" style:font-size-asian="10pt"/>
    </style:style>
    <style:style style:name="T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font-name="Times New Roman" fo:font-size="10pt" style:font-size-asian="10pt"/>
    </style:style>
    <style:style style:name="T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font-name="Times New Roman" fo:font-size="10pt" style:font-size-asian="10pt"/>
    </style:style>
    <style:style style:name="T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0" style:parent-style-name="Обычный" style:family="paragraph">
      <style:paragraph-properties fo:text-align="end" fo:line-height="200%"/>
    </style:style>
    <style:style style:name="T71" style:parent-style-name="Основнойшрифтабзаца" style:family="text">
      <style:text-properties style:font-name="Times New Roman" fo:font-size="10pt" style:font-size-asian="10pt"/>
    </style:style>
    <style:style style:name="T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6" style:parent-style-name="Обычный" style:list-style-name="LFO1" style:family="paragraph">
      <style:paragraph-properties>
        <style:tab-stops>
          <style:tab-stop style:type="left" style:position="-21.0277in"/>
        </style:tab-stops>
      </style:paragraph-properties>
    </style:style>
    <style:style style:name="T77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78" style:parent-style-name="Основнойшрифтабзаца" style:family="text">
      <style:text-properties style:font-name="Times New Roman" fo:font-size="10pt" style:font-size-asian="10pt"/>
    </style:style>
    <style:style style:name="P79" style:parent-style-name="Обычный" style:list-style-name="LFO2" style:family="paragraph">
      <style:paragraph-properties>
        <style:tab-stops>
          <style:tab-stop style:type="left" style:position="-21.0277in"/>
        </style:tab-stops>
      </style:paragraph-properties>
    </style:style>
    <style:style style:name="T80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1" style:parent-style-name="Основнойшрифтабзаца" style:family="text">
      <style:text-properties style:font-name="Times New Roman" fo:font-size="10pt" style:font-size-asian="10pt"/>
    </style:style>
    <style:style style:name="T82" style:parent-style-name="Основнойшрифтабзаца" style:family="text">
      <style:text-properties style:font-name="Times New Roman" fo:font-size="10pt" style:font-size-asian="10pt"/>
    </style:style>
    <style:style style:name="P83" style:parent-style-name="Обычный" style:list-style-name="LFO3" style:family="paragraph">
      <style:paragraph-properties fo:widows="2" fo:orphans="2" style:punctuation-wrap="hanging" style:text-autospace="ideograph-alpha" style:vertical-align="auto" fo:margin-left="0.2458in" fo:text-indent="-0.2458in">
        <style:tab-stops>
          <style:tab-stop style:type="left" style:position="0in"/>
        </style:tab-stops>
      </style:paragraph-properties>
      <style:text-properties fo:hyphenate="true"/>
    </style:style>
    <style:style style:name="T84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85" style:parent-style-name="Основнойшрифтабзаца" style:family="text">
      <style:text-properties style:font-name="Times New Roman" fo:font-size="10pt" style:font-size-asian="10pt"/>
    </style:style>
    <style:style style:name="T86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87" style:parent-style-name="Основнойшрифтабзаца" style:family="text">
      <style:text-properties style:font-name="Times New Roman" fo:font-size="10pt" style:font-size-asian="10pt"/>
    </style:style>
    <style:style style:name="T88" style:parent-style-name="Основнойшрифтабзаца" style:family="text">
      <style:text-properties style:font-name="Times New Roman" style:font-name-asian="Arial" fo:font-weight="bold" style:font-weight-asian="bold" fo:font-size="10pt" style:font-size-asian="10pt" style:font-size-complex="10pt"/>
    </style:style>
    <style:style style:name="P89" style:parent-style-name="Обычный" style:list-style-name="LFO4" style:family="paragraph">
      <style:paragraph-properties>
        <style:tab-stops>
          <style:tab-stop style:type="left" style:position="-21.0277in"/>
        </style:tab-stops>
      </style:paragraph-properties>
    </style:style>
    <style:style style:name="T90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91" style:parent-style-name="Основнойшрифтабзаца" style:family="text">
      <style:text-properties style:font-name="Times New Roman" fo:font-size="10pt" style:font-size-asian="10pt"/>
    </style:style>
    <style:style style:name="T92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93" style:parent-style-name="Основнойшрифтабзаца" style:family="text">
      <style:text-properties style:font-name="Times New Roman" fo:font-size="10pt" style:font-size-asian="10pt"/>
    </style:style>
    <style:style style:name="P94" style:parent-style-name="Обычный" style:family="paragraph">
      <style:paragraph-properties fo:margin-left="0.25in">
        <style:tab-stops/>
      </style:paragraph-properties>
    </style:style>
    <style:style style:name="T95" style:parent-style-name="Основнойшрифтабзаца" style:family="text">
      <style:text-properties style:font-name="Times New Roman" fo:font-size="10pt" style:font-size-asian="10pt"/>
    </style:style>
    <style:style style:name="T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98" style:parent-style-name="Основнойшрифтабзаца" style:family="text">
      <style:text-properties style:font-name="Times New Roman" fo:font-size="10pt" style:font-size-asian="10pt"/>
    </style:style>
    <style:style style:name="T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1" style:parent-style-name="Основнойшрифтабзаца" style:family="text">
      <style:text-properties style:font-name="Times New Roman" fo:font-size="10pt" style:font-size-asian="10pt"/>
    </style:style>
    <style:style style:name="T1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style:font-name="Times New Roman" fo:font-size="10pt" style:font-size-asian="10pt"/>
    </style:style>
    <style:style style:name="T1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08" style:parent-style-name="Основнойшрифтабзаца" style:family="text">
      <style:text-properties style:font-name="Times New Roman" fo:font-size="10pt" style:font-size-asian="10pt"/>
    </style:style>
    <style:style style:name="P109" style:parent-style-name="Обычный" style:family="paragraph">
      <style:paragraph-properties fo:text-align="justify" fo:margin-left="0.25in">
        <style:tab-stops/>
      </style:paragraph-properties>
    </style:style>
    <style:style style:name="T110" style:parent-style-name="Основнойшрифтабзаца" style:family="text">
      <style:text-properties style:font-name="Times New Roman" fo:font-size="10pt" style:font-size-asian="10pt"/>
    </style:style>
    <style:style style:name="T1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3" style:parent-style-name="Основнойшрифтабзаца" style:family="text">
      <style:text-properties style:font-name="Times New Roman" fo:font-size="10pt" style:font-size-asian="10pt"/>
    </style:style>
    <style:style style:name="T1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6" style:parent-style-name="Основнойшрифтабзаца" style:family="text">
      <style:text-properties style:font-name="Times New Roman" fo:font-size="10pt" style:font-size-asian="10pt"/>
    </style:style>
    <style:style style:name="T1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style:font-name="Times New Roman" fo:font-size="10pt" style:font-size-asian="10pt"/>
    </style:style>
    <style:style style:name="T1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24" style:parent-style-name="Обычный" style:family="paragraph">
      <style:paragraph-properties fo:text-align="justify" fo:margin-left="0.25in">
        <style:tab-stops/>
      </style:paragraph-properties>
    </style:style>
    <style:style style:name="T125" style:parent-style-name="Основнойшрифтабзаца" style:family="text">
      <style:text-properties style:font-name="Times New Roman" fo:font-size="10pt" style:font-size-asian="10pt"/>
    </style:style>
    <style:style style:name="T1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50" style:parent-style-name="Обычный" style:family="paragraph">
      <style:paragraph-properties fo:text-align="justify" fo:margin-left="0.25in">
        <style:tab-stops/>
      </style:paragraph-properties>
    </style:style>
    <style:style style:name="P151" style:parent-style-name="Обычный" style:family="paragraph">
      <style:paragraph-properties fo:text-align="justify" fo:margin-left="0.25in">
        <style:tab-stops/>
      </style:paragraph-properties>
    </style:style>
    <style:style style:name="T152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153" style:parent-style-name="Обычный" style:family="paragraph">
      <style:paragraph-properties fo:text-align="justify" fo:margin-left="0.25in">
        <style:tab-stops/>
      </style:paragraph-properties>
    </style:style>
    <style:style style:name="T154" style:parent-style-name="Основнойшрифтабзаца" style:family="text">
      <style:text-properties style:font-name="Times New Roman" fo:font-size="10pt" style:font-size-asian="10pt"/>
    </style:style>
    <style:style style:name="T155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0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1" style:parent-style-name="Основнойшрифтабзаца" style:family="text">
      <style:text-properties style:font-name="Times New Roman" fo:font-size="10pt" style:font-size-asian="10pt"/>
    </style:style>
    <style:style style:name="T162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65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6" style:parent-style-name="Основнойшрифтабзаца" style:family="text">
      <style:text-properties style:font-name="Times New Roman" fo:font-size="10pt" style:font-size-asian="10pt"/>
    </style:style>
    <style:style style:name="T167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68" style:parent-style-name="Основнойшрифтабзаца" style:family="text">
      <style:text-properties style:font-name="Times New Roman" fo:font-size="10pt" style:font-size-asian="10pt"/>
    </style:style>
    <style:style style:name="T169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0" style:parent-style-name="Основнойшрифтабзаца" style:family="text">
      <style:text-properties style:font-name="Times New Roman" fo:font-size="10pt" style:font-size-asian="10pt"/>
    </style:style>
    <style:style style:name="T171" style:parent-style-name="Основнойшрифтабзаца" style:family="text">
      <style:text-properties style:font-name="Times New Roman" fo:font-size="10pt" style:font-size-asian="10pt" fo:language="en" fo:country="US"/>
    </style:style>
    <style:style style:name="T172" style:parent-style-name="Основнойшрифтабзаца" style:family="text">
      <style:text-properties style:font-name="Times New Roman" fo:font-size="10pt" style:font-size-asian="10pt"/>
    </style:style>
    <style:style style:name="T1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176" style:parent-style-name="Обычный" style:family="paragraph">
      <style:paragraph-properties fo:text-align="justify" fo:margin-left="0.25in">
        <style:tab-stops/>
      </style:paragraph-properties>
    </style:style>
    <style:style style:name="T177" style:parent-style-name="Основнойшрифтабзаца" style:family="text">
      <style:text-properties style:font-name="Times New Roman" fo:font-size="10pt" style:font-size-asian="10pt"/>
    </style:style>
    <style:style style:name="T1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02" style:parent-style-name="Обычный" style:list-style-name="LFO5" style:family="paragraph">
      <style:paragraph-properties>
        <style:tab-stops>
          <style:tab-stop style:type="left" style:position="-21.0277in"/>
        </style:tab-stops>
      </style:paragraph-properties>
    </style:style>
    <style:style style:name="T203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204" style:parent-style-name="Основнойшрифтабзаца" style:family="text">
      <style:text-properties style:font-name="Times New Roman" fo:font-size="10pt" style:font-size-asian="10pt"/>
    </style:style>
    <style:style style:name="T205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206" style:parent-style-name="Основнойшрифтабзаца" style:family="text">
      <style:text-properties style:font-name="Times New Roman" fo:font-size="10pt" style:font-size-asian="10pt"/>
    </style:style>
    <style:style style:name="P207" style:parent-style-name="Обычный" style:family="paragraph">
      <style:paragraph-properties fo:margin-left="0.25in">
        <style:tab-stops/>
      </style:paragraph-properties>
    </style:style>
    <style:style style:name="T208" style:parent-style-name="Основнойшрифтабзаца" style:family="text">
      <style:text-properties style:font-name="Times New Roman" fo:font-size="10pt" style:font-size-asian="10pt"/>
    </style:style>
    <style:style style:name="T2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1" style:parent-style-name="Основнойшрифтабзаца" style:family="text">
      <style:text-properties style:font-name="Times New Roman" fo:font-size="10pt" style:font-size-asian="10pt"/>
    </style:style>
    <style:style style:name="T2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6" style:parent-style-name="Основнойшрифтабзаца" style:family="text">
      <style:text-properties style:font-name="Times New Roman" fo:font-size="10pt" style:font-size-asian="10pt"/>
    </style:style>
    <style:style style:name="T2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19" style:parent-style-name="Обычный" style:family="paragraph">
      <style:paragraph-properties fo:margin-left="0.25in">
        <style:tab-stops/>
      </style:paragraph-properties>
    </style:style>
    <style:style style:name="T220" style:parent-style-name="Основнойшрифтабзаца" style:family="text">
      <style:text-properties style:font-name="Times New Roman" fo:font-size="10pt" style:font-size-asian="10pt"/>
    </style:style>
    <style:style style:name="T2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28" style:parent-style-name="Основнойшрифтабзаца" style:family="text">
      <style:text-properties style:font-name="Times New Roman" fo:font-size="10pt" style:font-size-asian="10pt"/>
    </style:style>
    <style:style style:name="T22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32" style:parent-style-name="Обычный" style:family="paragraph">
      <style:paragraph-properties fo:margin-left="0.25in">
        <style:tab-stops/>
      </style:paragraph-properties>
    </style:style>
    <style:style style:name="T233" style:parent-style-name="Основнойшрифтабзаца" style:family="text">
      <style:text-properties style:font-name="Times New Roman" fo:font-size="10pt" style:font-size-asian="10pt"/>
    </style:style>
    <style:style style:name="T2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1" style:parent-style-name="Основнойшрифтабзаца" style:family="text">
      <style:text-properties style:font-name="Times New Roman" fo:font-size="10pt" style:font-size-asian="10pt"/>
    </style:style>
    <style:style style:name="T2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45" style:parent-style-name="Обычный" style:family="paragraph">
      <style:paragraph-properties fo:margin-left="0.25in">
        <style:tab-stops/>
      </style:paragraph-properties>
    </style:style>
    <style:style style:name="T246" style:parent-style-name="Основнойшрифтабзаца" style:family="text">
      <style:text-properties style:font-name="Times New Roman" fo:font-size="10pt" style:font-size-asian="10pt"/>
    </style:style>
    <style:style style:name="T2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fo:font-size="10pt" style:font-size-asian="10pt"/>
    </style:style>
    <style:style style:name="T2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59" style:parent-style-name="Обычный" style:family="paragraph">
      <style:paragraph-properties fo:margin-left="0.25in">
        <style:tab-stops/>
      </style:paragraph-properties>
    </style:style>
    <style:style style:name="T260" style:parent-style-name="Основнойшрифтабзаца" style:family="text">
      <style:text-properties style:font-name="Times New Roman" fo:font-size="10pt" style:font-size-asian="10pt"/>
    </style:style>
    <style:style style:name="T2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83" style:parent-style-name="Обычный" style:family="paragraph">
      <style:paragraph-properties fo:margin-left="0.25in">
        <style:tab-stops/>
      </style:paragraph-properties>
    </style:style>
    <style:style style:name="T284" style:parent-style-name="Основнойшрифтабзаца" style:family="text">
      <style:text-properties style:font-name="Times New Roman" fo:font-size="10pt" style:font-size-asian="10pt"/>
    </style:style>
    <style:style style:name="T2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294" style:parent-style-name="Обычный" style:family="paragraph">
      <style:paragraph-properties fo:margin-left="0.25in">
        <style:tab-stops/>
      </style:paragraph-properties>
    </style:style>
    <style:style style:name="T295" style:parent-style-name="Основнойшрифтабзаца" style:family="text">
      <style:text-properties style:font-name="Times New Roman" fo:font-size="10pt" style:font-size-asian="10pt"/>
    </style:style>
    <style:style style:name="T2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2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15" style:parent-style-name="Обычный" style:family="paragraph">
      <style:paragraph-properties fo:margin-left="0.25in">
        <style:tab-stops/>
      </style:paragraph-properties>
    </style:style>
    <style:style style:name="P316" style:parent-style-name="Обычный" style:family="paragraph">
      <style:paragraph-properties fo:margin-left="0.25in">
        <style:tab-stops/>
      </style:paragraph-properties>
    </style:style>
    <style:style style:name="T317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318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319" style:parent-style-name="Обычный" style:family="paragraph">
      <style:paragraph-properties fo:margin-left="0.25in">
        <style:tab-stops/>
      </style:paragraph-properties>
    </style:style>
    <style:style style:name="T320" style:parent-style-name="Основнойшрифтабзаца" style:family="text">
      <style:text-properties style:font-name="Times New Roman" fo:font-size="10pt" style:font-size-asian="10pt"/>
    </style:style>
    <style:style style:name="T3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3" style:parent-style-name="Основнойшрифтабзаца" style:family="text">
      <style:text-properties style:font-name="Times New Roman" fo:font-size="10pt" style:font-size-asian="10pt"/>
    </style:style>
    <style:style style:name="T3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27" style:parent-style-name="Основнойшрифтабзаца" style:family="text">
      <style:text-properties style:font-name="Times New Roman" fo:font-size="10pt" style:font-size-asian="10pt"/>
    </style:style>
    <style:style style:name="T32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29" style:parent-style-name="Обычный" style:family="paragraph">
      <style:paragraph-properties fo:margin-left="0.25in">
        <style:tab-stops/>
      </style:paragraph-properties>
    </style:style>
    <style:style style:name="T330" style:parent-style-name="Основнойшрифтабзаца" style:family="text">
      <style:text-properties style:font-name="Times New Roman" fo:font-size="10pt" style:font-size-asian="10pt"/>
    </style:style>
    <style:style style:name="T33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fo:font-size="10pt" style:font-size-asian="10pt"/>
    </style:style>
    <style:style style:name="T3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42" style:parent-style-name="Обычный" style:family="paragraph">
      <style:paragraph-properties fo:margin-left="0.25in">
        <style:tab-stops/>
      </style:paragraph-properties>
    </style:style>
    <style:style style:name="T343" style:parent-style-name="Основнойшрифтабзаца" style:family="text">
      <style:text-properties style:font-name="Times New Roman" fo:font-size="10pt" style:font-size-asian="10pt"/>
    </style:style>
    <style:style style:name="T3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1" style:parent-style-name="Основнойшрифтабзаца" style:family="text">
      <style:text-properties style:font-name="Times New Roman" fo:font-size="10pt" style:font-size-asian="10pt"/>
    </style:style>
    <style:style style:name="T3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54" style:parent-style-name="Обычный" style:family="paragraph">
      <style:paragraph-properties fo:margin-left="0.25in">
        <style:tab-stops/>
      </style:paragraph-properties>
    </style:style>
    <style:style style:name="T355" style:parent-style-name="Основнойшрифтабзаца" style:family="text">
      <style:text-properties style:font-name="Times New Roman" fo:font-size="10pt" style:font-size-asian="10pt"/>
    </style:style>
    <style:style style:name="T3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3" style:parent-style-name="Основнойшрифтабзаца" style:family="text">
      <style:text-properties style:font-name="Times New Roman" fo:font-size="10pt" style:font-size-asian="10pt"/>
    </style:style>
    <style:style style:name="T3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67" style:parent-style-name="Обычный" style:family="paragraph">
      <style:paragraph-properties fo:margin-left="0.25in">
        <style:tab-stops/>
      </style:paragraph-properties>
    </style:style>
    <style:style style:name="T368" style:parent-style-name="Основнойшрифтабзаца" style:family="text">
      <style:text-properties style:font-name="Times New Roman" fo:font-size="10pt" style:font-size-asian="10pt"/>
    </style:style>
    <style:style style:name="T369" style:parent-style-name="Основнойшрифтабзаца" style:family="text">
      <style:text-properties style:font-name="Times New Roman" fo:font-size="10pt" style:font-size-asian="10pt"/>
    </style:style>
    <style:style style:name="T3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7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392" style:parent-style-name="Обычный" style:family="paragraph">
      <style:paragraph-properties fo:margin-left="0.25in">
        <style:tab-stops/>
      </style:paragraph-properties>
    </style:style>
    <style:style style:name="T393" style:parent-style-name="Основнойшрифтабзаца" style:family="text">
      <style:text-properties style:font-name="Times New Roman" fo:font-size="10pt" style:font-size-asian="10pt"/>
    </style:style>
    <style:style style:name="T3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03" style:parent-style-name="Обычный" style:family="paragraph">
      <style:paragraph-properties fo:margin-left="0.25in">
        <style:tab-stops/>
      </style:paragraph-properties>
    </style:style>
    <style:style style:name="T404" style:parent-style-name="Основнойшрифтабзаца" style:family="text">
      <style:text-properties style:font-name="Times New Roman" fo:font-size="10pt" style:font-size-asian="10pt"/>
    </style:style>
    <style:style style:name="T4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4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424" style:parent-style-name="Обычный" style:list-style-name="LFO6" style:family="paragraph">
      <style:paragraph-properties>
        <style:tab-stops>
          <style:tab-stop style:type="left" style:position="-21.0277in"/>
        </style:tab-stops>
      </style:paragraph-properties>
    </style:style>
    <style:style style:name="T42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426" style:parent-style-name="Основнойшрифтабзаца" style:family="text">
      <style:text-properties style:font-name="Times New Roman" fo:font-size="10pt" style:font-size-asian="10pt"/>
    </style:style>
    <style:style style:name="T427" style:parent-style-name="Основнойшрифтабзаца" style:family="text">
      <style:text-properties style:font-name="Times New Roman" fo:font-size="10pt" style:font-size-asian="10pt"/>
    </style:style>
    <style:style style:name="T428" style:parent-style-name="Основнойшрифтабзаца" style:family="text">
      <style:text-properties style:font-name="Times New Roman" fo:font-size="10pt" style:font-size-asian="10pt"/>
    </style:style>
    <style:style style:name="P429" style:parent-style-name="Обычный" style:family="paragraph">
      <style:paragraph-properties>
        <style:tab-stops>
          <style:tab-stop style:type="left" style:position="-20.0277in"/>
        </style:tab-stops>
      </style:paragraph-properties>
    </style:style>
    <style:style style:name="P43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hyphenate="true"/>
    </style:style>
    <style:style style:name="P43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3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3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3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3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3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3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3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3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4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5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6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7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8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49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0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1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2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3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4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4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4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4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4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4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46" style:parent-style-name="Основнойшрифтабзаца" style:family="text"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T547" style:parent-style-name="Основнойшрифтабзаца" style:family="text">
      <style:text-properties style:font-name="Courier New" style:font-name-complex="Courier New" fo:color="#000000" style:letter-kerning="false" fo:font-size="10.5pt" style:font-size-asian="10.5pt" style:font-size-complex="10.5pt"/>
    </style:style>
    <style:style style:name="P54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hyphenate="true"/>
    </style:style>
    <style:style style:name="P54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hyphenate="true"/>
    </style:style>
    <style:style style:name="P55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5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5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5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5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5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5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5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5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5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6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7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7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language="en" fo:country="US" fo:hyphenate="true"/>
    </style:style>
    <style:style style:name="P57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3" style:parent-style-name="Основнойшрифтабзаца" style:family="text">
      <style:text-properties style:font-name="Courier New" style:font-name-complex="Courier New" fo:color="#000000" style:letter-kerning="false" fo:font-size="10.5pt" style:font-size-asian="10.5pt" style:font-size-complex="10.5pt" fo:language="en" fo:country="US"/>
    </style:style>
    <style:style style:name="T574" style:parent-style-name="Основнойшрифтабзаца" style:family="text">
      <style:text-properties style:font-name="Courier New" style:font-name-complex="Courier New" fo:color="#000000" style:letter-kerning="false" fo:font-size="10.5pt" style:font-size-asian="10.5pt" style:font-size-complex="10.5pt"/>
    </style:style>
    <style:style style:name="P57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hyphenate="true"/>
    </style:style>
    <style:style style:name="P57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hyphenate="true"/>
    </style:style>
    <style:style style:name="P57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style:letter-kerning="false" fo:font-size="10.5pt" style:font-size-asian="10.5pt" style:font-size-complex="10.5pt" fo:hyphenate="true"/>
    </style:style>
    <style:style style:name="P578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P579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P580" style:parent-style-name="Обычный" style:family="paragraph">
      <style:paragraph-properties>
        <style:tab-stops>
          <style:tab-stop style:type="left" style:position="-19.0277in"/>
        </style:tab-stops>
      </style:paragraph-properties>
    </style:style>
    <style:style style:name="T581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582" style:parent-style-name="Основнойшрифтабзаца" style:family="text">
      <style:text-properties style:font-name="Times New Roman" fo:font-size="10pt" style:font-size-asian="10pt"/>
    </style:style>
    <style:style style:name="T583" style:parent-style-name="Основнойшрифтабзаца" style:family="text">
      <style:text-properties style:font-name="Times New Roman" fo:font-size="10pt" style:font-size-asian="10pt"/>
    </style:style>
    <style:style style:name="T584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T585" style:parent-style-name="Основнойшрифтабзаца" style:family="text">
      <style:text-properties style:font-name="Times New Roman" fo:font-weight="bold" style:font-weight-asian="bold" fo:font-style="italic" style:font-style-asian="italic" fo:font-size="10pt" style:font-size-asian="10pt"/>
    </style:style>
    <style:style style:name="T586" style:parent-style-name="Основнойшрифтабзаца" style:family="text">
      <style:text-properties style:font-name="Times New Roman" fo:font-style="italic" style:font-style-asian="italic" fo:font-size="10pt" style:font-size-asian="10pt"/>
    </style:style>
    <style:style style:name="P587" style:parent-style-name="Обычный" style:family="paragraph">
      <style:paragraph-properties fo:text-align="end"/>
    </style:style>
    <style:style style:name="T588" style:parent-style-name="Основнойшрифтабзаца" style:family="text">
      <style:text-properties style:font-name="Times New Roman" fo:font-size="10pt" style:font-size-asian="10pt"/>
    </style:style>
    <style:style style:name="T5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5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593" style:parent-style-name="Обычный" style:list-style-name="LFO7" style:family="paragraph">
      <style:paragraph-properties>
        <style:tab-stops>
          <style:tab-stop style:type="left" style:position="-21.0277in"/>
        </style:tab-stops>
      </style:paragraph-properties>
    </style:style>
    <style:style style:name="T594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595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596" style:parent-style-name="Основнойшрифтабзаца" style:family="text">
      <style:text-properties style:font-name="Times New Roman" fo:font-size="10pt" style:font-size-asian="10pt"/>
    </style:style>
    <style:style style:name="P597" style:parent-style-name="Обычный" style:list-style-name="LFO8" style:family="paragraph">
      <style:paragraph-properties fo:text-align="justify">
        <style:tab-stops>
          <style:tab-stop style:type="left" style:position="-21.0277in"/>
        </style:tab-stops>
      </style:paragraph-properties>
    </style:style>
    <style:style style:name="T598" style:parent-style-name="Основнойшрифтабзаца" style:family="text">
      <style:text-properties style:font-name="Times New Roman" fo:font-weight="bold" style:font-weight-asian="bold" fo:font-size="10pt" style:font-size-asian="10pt"/>
    </style:style>
    <style:style style:name="T599" style:parent-style-name="Основнойшрифтабзаца" style:family="text">
      <style:text-properties style:font-name="Times New Roman" fo:font-size="10pt" style:font-size-asian="10pt"/>
    </style:style>
    <style:style style:name="T600" style:parent-style-name="Основнойшрифтабзаца" style:family="text">
      <style:text-properties style:font-name="Times New Roman" fo:font-size="10pt" style:font-size-asian="10pt"/>
    </style:style>
    <style:style style:name="TableColumn602" style:family="table-column">
      <style:table-column-properties style:column-width="0.3222in" style:use-optimal-column-width="false"/>
    </style:style>
    <style:style style:name="TableColumn603" style:family="table-column">
      <style:table-column-properties style:column-width="0.4652in" style:use-optimal-column-width="false"/>
    </style:style>
    <style:style style:name="TableColumn604" style:family="table-column">
      <style:table-column-properties style:column-width="0.6611in" style:use-optimal-column-width="false"/>
    </style:style>
    <style:style style:name="TableColumn605" style:family="table-column">
      <style:table-column-properties style:column-width="0.75in" style:use-optimal-column-width="false"/>
    </style:style>
    <style:style style:name="TableColumn606" style:family="table-column">
      <style:table-column-properties style:column-width="1.375in" style:use-optimal-column-width="false"/>
    </style:style>
    <style:style style:name="TableColumn607" style:family="table-column">
      <style:table-column-properties style:column-width="1.9986in" style:use-optimal-column-width="false"/>
    </style:style>
    <style:style style:name="TableColumn608" style:family="table-column">
      <style:table-column-properties style:column-width="1.1187in" style:use-optimal-column-width="false"/>
    </style:style>
    <style:style style:name="Table601" style:family="table">
      <style:table-properties style:width="6.6909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1" style:parent-style-name="Обычный" style:family="paragraph">
      <style:paragraph-properties fo:text-align="center"/>
    </style:style>
    <style:style style:name="T612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6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14" style:parent-style-name="Обычный" style:family="paragraph">
      <style:paragraph-properties fo:text-align="center"/>
    </style:style>
    <style:style style:name="T615" style:parent-style-name="Основнойшрифтабзаца" style:family="text">
      <style:text-properties style:font-name="Times New Roman" fo:font-size="12pt" style:font-size-asian="12pt"/>
    </style:style>
    <style:style style:name="P616" style:parent-style-name="Обычный" style:family="paragraph">
      <style:paragraph-properties fo:text-align="center"/>
    </style:style>
    <style:style style:name="T617" style:parent-style-name="Основнойшрифтабзаца" style:family="text">
      <style:text-properties style:font-name="Times New Roman" fo:font-size="12pt" style:font-size-asian="12pt"/>
    </style:style>
    <style:style style:name="P618" style:parent-style-name="Обычный" style:family="paragraph">
      <style:paragraph-properties fo:text-align="center"/>
    </style:style>
    <style:style style:name="T619" style:parent-style-name="Основнойшрифтабзаца" style:family="text">
      <style:text-properties style:font-name="Times New Roman" fo:font-size="12pt" style:font-size-asian="12pt"/>
    </style:style>
    <style:style style:name="TableCell62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1" style:parent-style-name="Обычный" style:family="paragraph">
      <style:paragraph-properties fo:text-align="center"/>
    </style:style>
    <style:style style:name="T622" style:parent-style-name="Основнойшрифтабзаца" style:family="text">
      <style:text-properties style:font-name="Times New Roman" fo:font-size="12pt" style:font-size-asian="12pt"/>
    </style:style>
    <style:style style:name="TableCell6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4" style:parent-style-name="Обычный" style:family="paragraph">
      <style:paragraph-properties fo:text-align="center"/>
    </style:style>
    <style:style style:name="T625" style:parent-style-name="Основнойшрифтабзаца" style:family="text">
      <style:text-properties style:font-name="Times New Roman" fo:font-size="12pt" style:font-size-asian="12pt"/>
    </style:style>
    <style:style style:name="TableCell6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27" style:parent-style-name="Обычный" style:family="paragraph">
      <style:paragraph-properties fo:text-align="center"/>
    </style:style>
    <style:style style:name="T628" style:parent-style-name="Основнойшрифтабзаца" style:family="text">
      <style:text-properties style:font-name="Times New Roman" fo:font-size="12pt" style:font-size-asian="12pt"/>
    </style:style>
    <style:style style:name="TableCell62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0" style:parent-style-name="Обычный" style:family="paragraph">
      <style:paragraph-properties fo:text-align="center"/>
    </style:style>
    <style:style style:name="T631" style:parent-style-name="Основнойшрифтабзаца" style:family="text">
      <style:text-properties style:font-name="Times New Roman" fo:font-size="12pt" style:font-size-asian="12pt"/>
    </style:style>
    <style:style style:name="TableCell6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3" style:parent-style-name="Обычный" style:family="paragraph">
      <style:paragraph-properties fo:text-align="center"/>
    </style:style>
    <style:style style:name="T634" style:parent-style-name="Основнойшрифтабзаца" style:family="text">
      <style:text-properties style:font-name="Times New Roman" fo:font-size="12pt" style:font-size-asian="12pt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37" style:parent-style-name="Обычный" style:family="paragraph">
      <style:paragraph-properties fo:text-align="justify"/>
    </style:style>
    <style:style style:name="P638" style:parent-style-name="Обычный" style:family="paragraph">
      <style:paragraph-properties fo:text-align="justify"/>
    </style:style>
    <style:style style:name="P639" style:parent-style-name="Обычный" style:family="paragraph">
      <style:paragraph-properties fo:text-align="justify"/>
    </style:style>
    <style:style style:name="P640" style:parent-style-name="Обычный" style:family="paragraph">
      <style:paragraph-properties fo:text-align="justify"/>
    </style:style>
    <style:style style:name="P641" style:parent-style-name="Обычный" style:family="paragraph">
      <style:paragraph-properties fo:text-align="justify"/>
    </style:style>
    <style:style style:name="P642" style:parent-style-name="Обычный" style:family="paragraph">
      <style:paragraph-properties fo:text-align="justify"/>
    </style:style>
    <style:style style:name="P643" style:parent-style-name="Обычный" style:family="paragraph">
      <style:paragraph-properties fo:text-align="justify"/>
    </style:style>
    <style:style style:name="P644" style:parent-style-name="Обычный" style:family="paragraph">
      <style:paragraph-properties fo:text-align="justify"/>
    </style:style>
    <style:style style:name="P645" style:parent-style-name="Обычный" style:family="paragraph">
      <style:paragraph-properties fo:text-align="justify"/>
    </style:style>
    <style:style style:name="P646" style:parent-style-name="Обычный" style:family="paragraph">
      <style:paragraph-properties fo:text-align="justify"/>
    </style:style>
    <style:style style:name="P647" style:parent-style-name="Обычный" style:family="paragraph">
      <style:paragraph-properties fo:text-align="justify"/>
    </style:style>
    <style:style style:name="P648" style:parent-style-name="Обычный" style:family="paragraph">
      <style:paragraph-properties fo:text-align="justify"/>
    </style:style>
    <style:style style:name="P649" style:parent-style-name="Обычный" style:family="paragraph">
      <style:paragraph-properties fo:text-align="justify"/>
    </style:style>
    <style:style style:name="P650" style:parent-style-name="Обычный" style:family="paragraph">
      <style:paragraph-properties fo:text-align="justify"/>
    </style:style>
    <style:style style:name="P651" style:parent-style-name="Обычный" style:family="paragraph">
      <style:paragraph-properties fo:text-align="justify"/>
    </style:style>
    <style:style style:name="P652" style:parent-style-name="Обычный" style:family="paragraph">
      <style:paragraph-properties fo:text-align="justify"/>
    </style:style>
    <style:style style:name="P653" style:parent-style-name="Обычный" style:family="paragraph">
      <style:paragraph-properties fo:text-align="justify"/>
    </style:style>
    <style:style style:name="P654" style:parent-style-name="Обычный" style:family="paragraph">
      <style:paragraph-properties fo:text-align="justify"/>
    </style:style>
    <style:style style:name="P655" style:parent-style-name="Обычный" style:family="paragraph">
      <style:paragraph-properties fo:text-align="justify"/>
    </style:style>
    <style:style style:name="P656" style:parent-style-name="Обычный" style:family="paragraph">
      <style:paragraph-properties fo:text-align="justify"/>
    </style:style>
    <style:style style:name="P657" style:parent-style-name="Обычный" style:family="paragraph">
      <style:paragraph-properties fo:text-align="justify"/>
    </style:style>
    <style:style style:name="P658" style:parent-style-name="Обычный" style:family="paragraph">
      <style:paragraph-properties fo:text-align="justify"/>
    </style:style>
    <style:style style:name="P659" style:parent-style-name="Обычный" style:family="paragraph">
      <style:paragraph-properties fo:text-align="justify"/>
    </style:style>
    <style:style style:name="P660" style:parent-style-name="Обычный" style:family="paragraph">
      <style:paragraph-properties fo:text-align="justify"/>
    </style:style>
    <style:style style:name="P661" style:parent-style-name="Обычный" style:family="paragraph">
      <style:paragraph-properties fo:text-align="justify"/>
    </style:style>
    <style:style style:name="P662" style:parent-style-name="Обычный" style:family="paragraph">
      <style:paragraph-properties fo:text-align="justify"/>
    </style:style>
    <style:style style:name="P663" style:parent-style-name="Обычный" style:family="paragraph">
      <style:paragraph-properties fo:text-align="justify"/>
    </style:style>
    <style:style style:name="P664" style:parent-style-name="Обычный" style:family="paragraph">
      <style:paragraph-properties fo:text-align="justify"/>
    </style:style>
    <style:style style:name="TableCell66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6" style:parent-style-name="Обычный" style:family="paragraph">
      <style:paragraph-properties fo:text-align="justify"/>
    </style:style>
    <style:style style:name="TableCell66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68" style:parent-style-name="Обычный" style:family="paragraph">
      <style:paragraph-properties fo:text-align="justify"/>
    </style:style>
    <style:style style:name="TableCell66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0" style:parent-style-name="Обычный" style:family="paragraph">
      <style:paragraph-properties fo:text-align="justify"/>
    </style:style>
    <style:style style:name="TableCell67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2" style:parent-style-name="Обычный" style:family="paragraph">
      <style:paragraph-properties fo:text-align="justify"/>
    </style:style>
    <style:style style:name="TableCell67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4" style:parent-style-name="Обычный" style:family="paragraph">
      <style:paragraph-properties fo:text-align="justify"/>
    </style:style>
    <style:style style:name="TableCell6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676" style:parent-style-name="Обычный" style:family="paragraph">
      <style:paragraph-properties fo:text-align="justify"/>
    </style:style>
    <style:style style:name="P677" style:parent-style-name="Обычный" style:family="paragraph">
      <style:paragraph-properties fo:text-align="justify"/>
    </style:style>
    <style:style style:name="P678" style:parent-style-name="Обычный" style:list-style-name="LFO9" style:family="paragraph">
      <style:paragraph-properties>
        <style:tab-stops>
          <style:tab-stop style:type="left" style:position="-21.0277in"/>
        </style:tab-stops>
      </style:paragraph-properties>
    </style:style>
    <style:style style:name="T679" style:parent-style-name="Основнойшрифтабзаца" style:family="text">
      <style:text-properties style:font-name="Times New Roman" fo:font-size="10pt" style:font-size-asian="10pt"/>
    </style:style>
    <style:style style:name="T68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8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69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0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1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2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27" style:parent-style-name="Обычный" style:list-style-name="LFO9" style:family="paragraph">
      <style:paragraph-properties>
        <style:tab-stops>
          <style:tab-stop style:type="left" style:position="-21.0277in"/>
        </style:tab-stops>
      </style:paragraph-properties>
    </style:style>
    <style:style style:name="T728" style:parent-style-name="Основнойшрифтабзаца" style:family="text">
      <style:text-properties style:font-name="Times New Roman" fo:font-size="10pt" style:font-size-asian="10pt"/>
    </style:style>
    <style:style style:name="T729" style:parent-style-name="Основнойшрифтабзаца" style:family="text">
      <style:text-properties style:font-name="Times New Roman" fo:font-size="10pt" style:font-size-asian="10pt"/>
    </style:style>
    <style:style style:name="P730" style:parent-style-name="Обычный" style:list-style-name="LFO9" style:family="paragraph">
      <style:paragraph-properties>
        <style:tab-stops>
          <style:tab-stop style:type="left" style:position="-21.0277in"/>
        </style:tab-stops>
      </style:paragraph-properties>
    </style:style>
    <style:style style:name="P731" style:parent-style-name="Обычный" style:family="paragraph">
      <style:paragraph-properties fo:margin-left="0.25in">
        <style:tab-stops/>
      </style:paragraph-properties>
    </style:style>
    <style:style style:name="T732" style:parent-style-name="Основнойшрифтабзаца" style:family="text">
      <style:text-properties style:font-name="Times New Roman" fo:font-size="10pt" style:font-size-asian="10pt"/>
    </style:style>
    <style:style style:name="T73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3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4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5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3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4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5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69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0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1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2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P773" style:parent-style-name="Обычный" style:family="paragraph">
      <style:paragraph-properties fo:margin-left="0.25in">
        <style:tab-stops/>
      </style:paragraph-properties>
    </style:style>
    <style:style style:name="P774" style:parent-style-name="Обычный" style:family="paragraph">
      <style:paragraph-properties fo:text-align="end" fo:margin-left="0.25in">
        <style:tab-stops/>
      </style:paragraph-properties>
    </style:style>
    <style:style style:name="T775" style:parent-style-name="Основнойшрифтабзаца" style:family="text">
      <style:text-properties style:font-name="Times New Roman" fo:font-size="10pt" style:font-size-asian="10pt"/>
    </style:style>
    <style:style style:name="T776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7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name="T778" style:parent-style-name="Основнойшрифтабзаца" style:family="text">
      <style:text-properties style:font-name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Picture 1" text:anchor-type="as-char" svg:x="0in" svg:y="0in" svg:width="0.75in" svg:height="0.8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pan text:style-name="T10">№</text:span><text:span text:style-name="T11"><text:tab/>11</text:span><text:span text:style-name="T12"><text:tab/></text:span><text:span text:style-name="T13">по курсу<text:s/></text:span><text:span text:style-name="T14"><text:tab/>1</text:span><text:span text:style-name="T15"><text:tab/></text:span><text:span text:style-name="T16">­</text:span></text:p>
            <text:p text:style-name="P17"><text:span text:style-name="T18">студента группы <text:s/></text:span><text:span text:style-name="T19"><text:tab/>М8О-108Б-20</text:span><text:span text:style-name="T20"><text:tab/>Попова Матвея</text:span><text:span text:style-name="T21"><text:tab/></text:span><text:span text:style-name="T22"><text:tab/></text:span><text:span text:style-name="T23">,<text:s/></text:span><text:span text:style-name="T24">№</text:span><text:span text:style-name="T25"><text:s/>по списку <text:s/></text:span><text:span text:style-name="T26"><text:tab/>18</text:span><text:span text:style-name="T27"><text:tab/></text:span></text:p>
            <text:p text:style-name="P28"><text:span text:style-name="T29">Адреса</text:span><text:span text:style-name="T30"><text:s/>www, e-mail, jabber, skype</text:span><text:span text:style-name="T31"><text:tab/></text:span><text:span text:style-name="T32"><text:tab/></text:span><text:span text:style-name="T33"><text:tab/></text:span><text:span text:style-name="T34"><text:tab/></text:span></text:p>
            <text:p text:style-name="P35"><text:span text:style-name="T36">Работа выполнена: “ “ октября</text:span><text:span text:style-name="T37"><text:tab/></text:span><text:span text:style-name="T38"><text:tab/></text:span><text:span text:style-name="T39"><text:tab/></text:span><text:span text:style-name="T40">2020г.</text:span><text:span text:style-name="T41"><text:tab/></text:span><text:span text:style-name="T42"><text:tab/></text:span></text:p>
            <text:p text:style-name="P43"><text:span text:style-name="T44">Преподаватель:</text:span><text:span text:style-name="T45"><text:tab/></text:span><text:span text:style-name="T46"><text:tab/></text:span><text:span text:style-name="T47"><text:tab/>Трубченко Никита Михайлович.</text:span><text:span text:style-name="T48"><text:tab/></text:span><text:span text:style-name="T49"><text:tab/></text:span><text:span text:style-name="T50"><text:tab/></text:span><text:span text:style-name="T51"><text:tab/></text:span></text:p>
            <text:p text:style-name="P52"><text:span text:style-name="T53">Входной контроль знаний с оценкой<text:s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/text:p>
            <text:p text:style-name="P59"><text:span text:style-name="T60">Отчёт сдан “</text:span><text:span text:style-name="T61"><text:tab/></text:span><text:span text:style-name="T62">“<text:s/></text:span><text:span text:style-name="T63"><text:tab/></text:span><text:span text:style-name="T64"><text:tab/></text:span><text:span text:style-name="T65">20</text:span><text:span text:style-name="T66"><text:tab/></text:span><text:span text:style-name="T67">г., итоговая оценка<text:s/></text:span><text:span text:style-name="T68"><text:tab/></text:span><text:span text:style-name="T69"><text:tab/></text:span></text:p>
            <text:p text:style-name="P70"><text:span text:style-name="T71">Подпись преподавателя<text:s/></text:span><text:span text:style-name="T72"><text:tab/></text:span><text:span text:style-name="T73"><text:tab/></text:span><text:span text:style-name="T74"><text:tab/></text:span><text:span text:style-name="T75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76"><text:span text:style-name="T77">Тема</text:span><text:span text:style-name="T78">: Обработка последовательности литер входного текстового файла, простейшие приёмы лексического анализа, диаграммы состояний и переходов</text:span></text:p>
        </text:list-item>
      </text:list>
      <text:list text:style-name="LFO2" text:continue-numbering="true">
        <text:list-item>
          <text:p text:style-name="P79"><text:span text:style-name="T80">Цель работы</text:span><text:span text:style-name="T81">: <text:s/>Составить программу<text:s/></text:span><text:span text:style-name="T82">на языке Си, выполняющую анализ и обработку вводимого текста в соответствии с вариантом задания</text:span></text:p>
        </text:list-item>
      </text:list>
      <text:p text:style-name="Обычный"/>
      <text:list text:style-name="LFO3" text:continue-numbering="true">
        <text:list-item>
          <text:p text:style-name="P83"><text:span text:style-name="T84">Задание</text:span><text:span text:style-name="T85"><text:s/>(</text:span><text:span text:style-name="T86">вариант 7</text:span><text:span text:style-name="T87"><text:tab/>):<text:s/></text:span><text:span text:style-name="T88">закодировать текст по Цезарю с переменным ключом, равным номеру буквы в слове +3.</text:span></text:p>
        </text:list-item>
      </text:list>
      <text:p text:style-name="Обычный"/>
      <text:list text:style-name="LFO4" text:continue-numbering="true">
        <text:list-item>
          <text:p text:style-name="P89"><text:span text:style-name="T90">Оборудование</text:span><text:span text:style-name="T91"><text:s/>(</text:span><text:span text:style-name="T92">лабораторное</text:span><text:span text:style-name="T93">):</text:span></text:p>
        </text:list-item>
      </text:list>
      <text:p text:style-name="P94"><text:span text:style-name="T95">ЭВМ<text:s/></text:span><text:span text:style-name="T96"><text:tab/></text:span><text:span text:style-name="T97"><text:tab/></text:span><text:span text:style-name="T98">, процессор<text:s/></text:span><text:span text:style-name="T99"><text:tab/></text:span><text:span text:style-name="T100"><text:tab/></text:span><text:span text:style-name="T101">, имя узла сети<text:s/></text:span><text:span text:style-name="T102"><text:tab/></text:span><text:span text:style-name="T103"><text:tab/></text:span><text:span text:style-name="T104"><text:tab/></text:span><text:span text:style-name="T105"><text:s/>с ОП<text:s/></text:span><text:span text:style-name="T106"><text:tab/></text:span><text:span text:style-name="T107"><text:tab/><text:s text:c="9"/></text:span><text:span text:style-name="T108"><text:s/>МБ</text:span></text:p>
      <text:p text:style-name="P109"><text:span text:style-name="T110">НМД<text:s/></text:span><text:span text:style-name="T111"><text:tab/></text:span><text:span text:style-name="T112"><text:tab/></text:span><text:span text:style-name="T113"><text:s/>ГБ. <text:s/>Терминал<text:s/></text:span><text:span text:style-name="T114"><text:tab/></text:span><text:span text:style-name="T115"><text:tab/></text:span><text:span text:style-name="T116"><text:s/>адрес<text:s/></text:span><text:span text:style-name="T117"><text:tab/></text:span><text:span text:style-name="T118"><text:tab/></text:span><text:span text:style-name="T119"><text:tab/></text:span><text:span text:style-name="T120">. Принтер<text:s/></text:span><text:span text:style-name="T121"><text:tab/></text:span><text:span text:style-name="T122"><text:tab/></text:span><text:span text:style-name="T123"><text:tab/></text:span></text:p>
      <text:p text:style-name="P124"><text:span text:style-name="T125">Другие устройства<text:s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/text:p>
      <text:p text:style-name="P150"/>
      <text:p text:style-name="P151"><text:span text:style-name="T152">Оборудование ПЭВМ студента, если использовалось:</text:span></text:p>
      <text:p text:style-name="P153"><text:span text:style-name="T154">Процессор</text:span><text:span text:style-name="T155"><text:s/></text:span><text:span text:style-name="T156"><text:tab/></text:span><text:span text:style-name="T157"><text:tab/>intel core i5-7200U</text:span><text:span text:style-name="T158"><text:tab/></text:span><text:span text:style-name="T159"><text:tab/></text:span><text:span text:style-name="T160">,<text:s/></text:span><text:span text:style-name="T161">ОП</text:span><text:span text:style-name="T162"><text:s/></text:span><text:span text:style-name="T163"><text:tab/>12288</text:span><text:span text:style-name="T164"><text:tab/></text:span><text:span text:style-name="T165"><text:s/></text:span><text:span text:style-name="T166">МБ</text:span><text:span text:style-name="T167">,<text:s/></text:span><text:span text:style-name="T168">НМД</text:span><text:span text:style-name="T169"><text:s text:c="2"/></text:span><text:span text:style-name="T170">ГБ</text:span><text:span text:style-name="T171">.<text:s/></text:span><text:span text:style-name="T172">Монитор<text:s/></text:span><text:span text:style-name="T173"><text:tab/></text:span><text:span text:style-name="T174"><text:tab/></text:span><text:span text:style-name="T175"><text:tab/></text:span></text:p>
      <text:p text:style-name="P176"><text:span text:style-name="T177">Другие устройства<text:s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/text:span></text:p>
      <text:p text:style-name="Обычный"/>
      <text:list text:style-name="LFO5" text:continue-numbering="true">
        <text:list-item>
          <text:p text:style-name="P202"><text:span text:style-name="T203">Программное обеспечение</text:span><text:span text:style-name="T204"><text:s/>(</text:span><text:span text:style-name="T205">лабораторное</text:span><text:span text:style-name="T206">):</text:span></text:p>
        </text:list-item>
      </text:list>
      <text:p text:style-name="P207"><text:span text:style-name="T208">Операционная система семейства<text:s/></text:span><text:span text:style-name="T209"><text:tab/></text:span><text:span text:style-name="T210"><text:tab/></text:span><text:span text:style-name="T211">, наименование<text:s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s/>версия<text:s/></text:span><text:span text:style-name="T217"><text:tab/></text:span><text:span text:style-name="T218"><text:tab/></text:span></text:p>
      <text:p text:style-name="P219"><text:span text:style-name="T220">Интерпретатор команд<text:s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s/>версия<text:s/></text:span><text:span text:style-name="T229"><text:tab/></text:span><text:span text:style-name="T230"><text:tab/></text:span><text:span text:style-name="T231"><text:tab/></text:span></text:p>
      <text:p text:style-name="P232"><text:span text:style-name="T233">Система программирования<text:s/></text:span><text:span text:style-name="T234"><text:tab/></text:span><text:span text:style-name="T235"><text:tab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tab/></text:span><text:span text:style-name="T241"><text:s/>версия<text:s/></text:span><text:span text:style-name="T242"><text:tab/></text:span><text:span text:style-name="T243"><text:tab/></text:span><text:span text:style-name="T244"><text:tab/></text:span></text:p>
      <text:p text:style-name="P245"><text:span text:style-name="T246">Редактор текстов<text:s/></text:span><text:span text:style-name="T247"><text:tab/></text:span><text:span text:style-name="T248"><text:tab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</text:span><text:span text:style-name="T254"><text:tab/></text:span><text:span text:style-name="T255"><text:s/>версия<text:s/></text:span><text:span text:style-name="T256"><text:tab/></text:span><text:span text:style-name="T257"><text:tab/></text:span><text:span text:style-name="T258"><text:tab/></text:span></text:p>
      <text:p text:style-name="P259"><text:span text:style-name="T260">Утилиты операционной системы<text:s/>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/text:span></text:p>
      <text:p text:style-name="P283"><text:span text:style-name="T284">Прикладные системы и программы<text:s/></text:span><text:span text:style-name="T285"><text:tab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/text:p>
      <text:p text:style-name="P294"><text:span text:style-name="T295">Местонахождения и имена файлов программ и данных<text:s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/text:p>
      <text:p text:style-name="P315"/>
      <text:p text:style-name="P316"><text:span text:style-name="T317">Программно</text:span><text:span text:style-name="T318">е обеспечение ЭВМ студента, если использовалось:</text:span></text:p>
      <text:p text:style-name="P319"><text:span text:style-name="T320">Операционная система семейства<text:s/></text:span><text:span text:style-name="T321"><text:tab/></text:span><text:span text:style-name="T322"><text:tab/></text:span><text:span text:style-name="T323">, наименование<text:s/></text:span><text:span text:style-name="T324"><text:tab/></text:span><text:span text:style-name="T325"><text:tab/></text:span><text:span text:style-name="T326"><text:tab/></text:span><text:span text:style-name="T327"><text:s/>версия<text:s/></text:span><text:span text:style-name="T328"><text:tab/></text:span></text:p>
      <text:p text:style-name="P329"><text:span text:style-name="T330">Интерпретатор команд<text:s/></text:span><text:span text:style-name="T331"><text:tab/></text:span><text:span text:style-name="T332"><text:tab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s/>версия<text:s/></text:span><text:span text:style-name="T339"><text:tab/></text:span><text:span text:style-name="T340"><text:tab/></text:span><text:span text:style-name="T341"><text:tab/></text:span></text:p>
      <text:p text:style-name="P342"><text:span text:style-name="T343">Система программирования<text:s/></text:span><text:span text:style-name="T344"><text:tab/></text:span><text:span text:style-name="T345"><text:tab/></text:span><text:span text:style-name="T346"><text:tab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s/>версия<text:s/></text:span><text:span text:style-name="T352"><text:tab/></text:span><text:span text:style-name="T353"><text:tab/></text:span></text:p>
      <text:p text:style-name="P354"><text:span text:style-name="T355">Редактор текстов<text:s/></text:span><text:span text:style-name="T356"><text:tab/>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s/>версия<text:s/></text:span><text:span text:style-name="T364"><text:tab/></text:span><text:span text:style-name="T365"><text:tab/></text:span><text:span text:style-name="T366"><text:tab/></text:span></text:p>
      <text:p text:style-name="P367"><text:span text:style-name="T368">Утилиты операционной систем</text:span><text:span text:style-name="T369">ы<text:s/></text:span><text:span text:style-name="T370"><text:tab/></text:span><text:span text:style-name="T371"><text:tab/></text:span><text:span text:style-name="T372"><text:tab/></text:span><text:span text:style-name="T373"><text:tab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tab/></text:span><text:span text:style-name="T388"><text:tab/></text:span><text:span text:style-name="T389"><text:tab/></text:span><text:span text:style-name="T390"><text:tab/></text:span><text:span text:style-name="T391"><text:tab/></text:span></text:p>
      <text:p text:style-name="P392"><text:span text:style-name="T393">Прикладные системы и программы<text:s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/text:p>
      <text:p text:style-name="P403"><text:span text:style-name="T404">Местонахождения и имена файлов программ и данных <text:s text:c="2"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text:span text:style-name="T415"><text:tab/></text:span><text:span text:style-name="T416"><text:tab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/text:p>
      <text:list text:style-name="LFO6" text:continue-numbering="true">
        <text:list-item>
          <text:p text:style-name="P424"><text:span text:style-name="T425">Идея, метод, алгоритм</text:span><text:span text:style-name="T426"><text:s/>решения задачи (в формах: словесной, псевдокода, графической [блок-схема,<text:s/></text:span><text:soft-page-break/><text:span text:style-name="T427">диаграмма, рисунок, таб</text:span><text:span text:style-name="T428">лица] или формальное описание с пред- и постусловиями)</text:span></text:p>
        </text:list-item>
      </text:list>
      <text:p text:style-name="P429"/>
      <text:p text:style-name="P430">#include &lt;stdio.h&gt; //Матвей Попов М8О-108Б-20 ЛР№11 Задание №7</text:p>
      <text:p text:style-name="P431">#include &lt;cctype&gt;</text:p>
      <text:p text:style-name="P432"/>
      <text:p text:style-name="P433">enum State : unsigned { Start = 0, Finish, Symbol};</text:p>
      <text:p text:style-name="P434"/>
      <text:p text:style-name="P435">State count(const State currentState, const char currentSymbol)</text:p>
      <text:p text:style-name="P436">{</text:p>
      <text:p text:style-name="P437"><text:s text:c="4"/>State newState;</text:p>
      <text:p text:style-name="P438"><text:s text:c="4"/>switch (currentState)</text:p>
      <text:p text:style-name="P439"><text:s text:c="4"/>{</text:p>
      <text:p text:style-name="P440"><text:s text:c="8"/>case Start:</text:p>
      <text:p text:style-name="P441"><text:s text:c="8"/>{</text:p>
      <text:p text:style-name="P442"><text:s text:c="12"/>if (currentSymbol != '\0')</text:p>
      <text:p text:style-name="P443"><text:s text:c="16"/>newState = Symbol;</text:p>
      <text:p text:style-name="P444"><text:s text:c="12"/>break;</text:p>
      <text:p text:style-name="P445"><text:s text:c="8"/>}</text:p>
      <text:p text:style-name="P446"><text:s text:c="8"/>case Symbol:</text:p>
      <text:p text:style-name="P447"><text:s text:c="8"/>{</text:p>
      <text:p text:style-name="P448"><text:s text:c="12"/>if (currentSymbol != '\0')</text:p>
      <text:p text:style-name="P449"><text:s text:c="16"/>newState = Symbol;</text:p>
      <text:p text:style-name="P450"><text:s text:c="12"/>if (currentSymbol == '\0')</text:p>
      <text:p text:style-name="P451"><text:s text:c="16"/>newState = Finish;</text:p>
      <text:p text:style-name="P452"><text:s text:c="12"/>break;</text:p>
      <text:p text:style-name="P453"><text:s text:c="8"/>}</text:p>
      <text:p text:style-name="P454"><text:s text:c="4"/>}</text:p>
      <text:p text:style-name="P455"><text:s text:c="4"/>return newState;</text:p>
      <text:p text:style-name="P456">}</text:p>
      <text:p text:style-name="P457"/>
      <text:p text:style-name="P458">int check(char d)</text:p>
      <text:p text:style-name="P459">{</text:p>
      <text:p text:style-name="P460"><text:s text:c="4"/>if ((d &gt;= 'A')&amp;&amp;(d &lt;= 'Z'))</text:p>
      <text:p text:style-name="P461"><text:s text:c="8"/>return 2;</text:p>
      <text:p text:style-name="P462"><text:s text:c="4"/>if ((d &gt;= 'a')&amp;&amp;(d &lt;= 'z'))</text:p>
      <text:p text:style-name="P463"><text:s text:c="8"/>return 1;</text:p>
      <text:p text:style-name="P464"><text:s text:c="4"/>else</text:p>
      <text:p text:style-name="P465"><text:s text:c="8"/>return 0;</text:p>
      <text:p text:style-name="P466">}</text:p>
      <text:p text:style-name="P467"/>
      <text:p text:style-name="P468">int main ()</text:p>
      <text:p text:style-name="P469">{</text:p>
      <text:p text:style-name="P470"><text:s text:c="4"/>char a[32768];</text:p>
      <text:p text:style-name="P471"><text:s text:c="4"/>int y = 1, f = 0, e = 32768;</text:p>
      <text:p text:style-name="P472"><text:s text:c="4"/>scanf("%[^\n]", a);</text:p>
      <text:p text:style-name="P473"><text:s text:c="4"/>for (int i = 0; i &lt; e; i++)</text:p>
      <text:p text:style-name="P474"><text:s text:c="4"/>{</text:p>
      <text:p text:style-name="P475"><text:s text:c="8"/>if (check(a[i]) == 0)</text:p>
      <text:p text:style-name="P476"><text:s text:c="8"/>{</text:p>
      <text:p text:style-name="P477"><text:s text:c="12"/>y = 1;</text:p>
      <text:p text:style-name="P478"><text:s text:c="8"/>}</text:p>
      <text:p text:style-name="P479"><text:s text:c="8"/>if (check(a[i]) == 1)</text:p>
      <text:p text:style-name="P480"><text:s text:c="8"/>{</text:p>
      <text:p text:style-name="P481"><text:s text:c="12"/>a[i] += 3+y;</text:p>
      <text:p text:style-name="P482"><text:s text:c="12"/>y++;</text:p>
      <text:p text:style-name="P483"><text:s text:c="12"/>while (y &gt; 26)</text:p>
      <text:p text:style-name="P484"><text:s text:c="16"/>y -= 26;</text:p>
      <text:p text:style-name="P485"><text:s text:c="12"/>while (check(a[i]) != 1)</text:p>
      <text:p text:style-name="P486"><text:s text:c="12"/>{</text:p>
      <text:p text:style-name="P487"><text:s text:c="16"/>while (check(a[i]) != 1)</text:p>
      <text:p text:style-name="P488"><text:s text:c="16"/>{</text:p>
      <text:soft-page-break/>
      <text:p text:style-name="P489"><text:s text:c="20"/>a[i] = a[i]-1;</text:p>
      <text:p text:style-name="P490"><text:s text:c="20"/>f++;</text:p>
      <text:p text:style-name="P491"><text:s text:c="16"/>}</text:p>
      <text:p text:style-name="P492"><text:s text:c="16"/>a[i] = 'a'+f-1;</text:p>
      <text:p text:style-name="P493"><text:s text:c="16"/>f = 0;</text:p>
      <text:p text:style-name="P494"><text:s text:c="12"/>}</text:p>
      <text:p text:style-name="P495"><text:s text:c="8"/>}</text:p>
      <text:p text:style-name="P496"><text:s text:c="8"/>if (check(a[i]) == 2)</text:p>
      <text:p text:style-name="P497"><text:s text:c="8"/>{</text:p>
      <text:p text:style-name="P498"><text:s text:c="12"/>a[i] += 3+y;</text:p>
      <text:p text:style-name="P499"><text:s text:c="12"/>y++;</text:p>
      <text:p text:style-name="P500"><text:s text:c="12"/>while (y &gt; 26)</text:p>
      <text:p text:style-name="P501"><text:s text:c="16"/>y -= 26;</text:p>
      <text:p text:style-name="P502"><text:s text:c="12"/>while (check(a[i]) != 2)</text:p>
      <text:p text:style-name="P503"><text:s text:c="12"/>{</text:p>
      <text:p text:style-name="P504"><text:s text:c="16"/>while (check(a[i]) != 2)</text:p>
      <text:p text:style-name="P505"><text:s text:c="16"/>{</text:p>
      <text:p text:style-name="P506"><text:s text:c="20"/>a[i] = a[i]-1;</text:p>
      <text:p text:style-name="P507"><text:s text:c="20"/>f++;</text:p>
      <text:p text:style-name="P508"><text:s text:c="16"/>}</text:p>
      <text:p text:style-name="P509"><text:s text:c="16"/>a[i] = 'A'+f-1;</text:p>
      <text:p text:style-name="P510"><text:s text:c="16"/>f = 0;</text:p>
      <text:p text:style-name="P511"><text:s text:c="12"/>}</text:p>
      <text:p text:style-name="P512"><text:s text:c="8"/>}</text:p>
      <text:p text:style-name="P513"><text:s text:c="4"/>}</text:p>
      <text:p text:style-name="P514"><text:s text:c="4"/>printf("%s\n", a);</text:p>
      <text:p text:style-name="P515"><text:s text:c="4"/>int bs = 32768;</text:p>
      <text:p text:style-name="P516"><text:s text:c="4"/>char c[bs];</text:p>
      <text:p text:style-name="P517"><text:s text:c="4"/>int n = 1, t = 0, r = 1;</text:p>
      <text:p text:style-name="P518"><text:s text:c="4"/>scanf("%[^\n]", c);</text:p>
      <text:p text:style-name="P519"><text:s text:c="4"/>State currentState = Start;</text:p>
      <text:p text:style-name="P520"><text:s text:c="4"/>while (fgets(c, bs, stdin) != NULL)</text:p>
      <text:p text:style-name="P521"><text:s text:c="4"/>{</text:p>
      <text:p text:style-name="P522"><text:s text:c="7"/>for (int g = 1; g &lt; 32768; g++)</text:p>
      <text:p text:style-name="P523"><text:s text:c="8"/>{</text:p>
      <text:p text:style-name="P524"><text:s text:c="12"/>currentState = count(currentState, c[g]);</text:p>
      <text:p text:style-name="P525"><text:s text:c="12"/>if (currentState == Symbol)</text:p>
      <text:p text:style-name="P526"><text:s text:c="16"/>r++;</text:p>
      <text:p text:style-name="P527"><text:s text:c="8"/>}</text:p>
      <text:p text:style-name="P528"><text:s text:c="8"/>for (int i = 0; i &lt; r; i++)</text:p>
      <text:p text:style-name="P529"><text:s text:c="8"/>{</text:p>
      <text:p text:style-name="P530"><text:s text:c="12"/>if (check(c[i]) == 0)</text:p>
      <text:p text:style-name="P531"><text:s text:c="12"/>{</text:p>
      <text:p text:style-name="P532"><text:s text:c="16"/>n = 1;</text:p>
      <text:p text:style-name="P533"><text:s text:c="12"/>}</text:p>
      <text:p text:style-name="P534"><text:s text:c="12"/>if (check(c[i]) == 1)</text:p>
      <text:p text:style-name="P535"><text:s text:c="12"/>{</text:p>
      <text:p text:style-name="P536"><text:s text:c="16"/>c[i] += 3+n;</text:p>
      <text:p text:style-name="P537"><text:s text:c="16"/>n++;</text:p>
      <text:p text:style-name="P538"><text:s text:c="16"/>while (n &gt; 26)</text:p>
      <text:p text:style-name="P539"><text:s text:c="20"/>n -= 26;</text:p>
      <text:p text:style-name="P540"><text:s text:c="16"/>while (check(c[i]) != 1)</text:p>
      <text:p text:style-name="P541"><text:s text:c="16"/>{</text:p>
      <text:p text:style-name="P542"><text:s text:c="20"/>while (check(c[i]) != 1)</text:p>
      <text:p text:style-name="P543"><text:s text:c="20"/>{</text:p>
      <text:p text:style-name="P544"><text:s text:c="24"/>c[i] = c[i]-1;</text:p>
      <text:p text:style-name="P545"><text:span text:style-name="T546"><text:s text:c="24"/></text:span><text:span text:style-name="T547">t++;</text:span></text:p>
      <text:p text:style-name="P548"><text:s text:c="20"/>}</text:p>
      <text:p text:style-name="P549"><text:s text:c="20"/>c[i] = 'a'+t-1;</text:p>
      <text:p text:style-name="P550"><text:s text:c="20"/>t = 0;</text:p>
      <text:p text:style-name="P551"><text:s text:c="16"/>}</text:p>
      <text:soft-page-break/>
      <text:p text:style-name="P552"><text:s text:c="12"/>}</text:p>
      <text:p text:style-name="P553"><text:s text:c="12"/>if (check(c[i]) == 2)</text:p>
      <text:p text:style-name="P554"><text:s text:c="12"/>{</text:p>
      <text:p text:style-name="P555"><text:s text:c="16"/>c[i] += 3+n;</text:p>
      <text:p text:style-name="P556"><text:s text:c="16"/>n++;</text:p>
      <text:p text:style-name="P557"><text:s text:c="16"/>while (n &gt; 26)</text:p>
      <text:p text:style-name="P558"><text:s text:c="20"/>n -= 26;</text:p>
      <text:p text:style-name="P559"><text:s text:c="16"/>while (check(c[i]) != 2)</text:p>
      <text:p text:style-name="P560"><text:s text:c="16"/>{</text:p>
      <text:p text:style-name="P561"><text:s text:c="20"/>while (check(c[i]) != 2)</text:p>
      <text:p text:style-name="P562"><text:s text:c="20"/>{</text:p>
      <text:p text:style-name="P563"><text:s text:c="24"/>c[i] = c[i]-1;</text:p>
      <text:p text:style-name="P564"><text:s text:c="24"/>t++;</text:p>
      <text:p text:style-name="P565"><text:s text:c="20"/>}</text:p>
      <text:p text:style-name="P566"><text:s text:c="20"/>c[i] = 'A'+t-1;</text:p>
      <text:p text:style-name="P567"><text:s text:c="20"/>t = 0;</text:p>
      <text:p text:style-name="P568"><text:s text:c="16"/>}</text:p>
      <text:p text:style-name="P569"><text:s text:c="12"/>}</text:p>
      <text:p text:style-name="P570"><text:s text:c="8"/>}</text:p>
      <text:p text:style-name="P571"><text:s text:c="8"/>printf("%s\n", c);</text:p>
      <text:p text:style-name="P572"><text:span text:style-name="T573"><text:s text:c="4"/></text:span><text:span text:style-name="T574">}</text:span></text:p>
      <text:p text:style-name="P575"/>
      <text:p text:style-name="P576"><text:s text:c="4"/>return 0;</text:p>
      <text:p text:style-name="P577">}</text:p>
      <text:p text:style-name="P578"/>
      <text:p text:style-name="P579"/>
      <text:p text:style-name="P580"><text:span text:style-name="T581">Сценарий выполнения работы</text:span><text:span text:style-name="T582"><text:s/>[план работы,<text:s/></text:span><text:span text:style-name="T583">первоначальный текст программы в черновике (можно на отдельном листе) и тесты, либо соображения по тестированию].</text:span></text:p>
      <text:p text:style-name="Обычный"><text:span text:style-name="T584">Пункты 1-7 отчёта составляются<text:s/></text:span><text:span text:style-name="T585">строго до</text:span><text:span text:style-name="T586"><text:s/>начала лабораторной работы.</text:span></text:p>
      <text:p text:style-name="Обычный"/>
      <text:p text:style-name="P587"><text:span text:style-name="T588">Допущен к выполнению работы. Подпись преподавателя<text:s/></text:span><text:span text:style-name="T589"><text:tab/></text:span><text:span text:style-name="T590"><text:tab/></text:span><text:span text:style-name="T591"><text:tab/></text:span><text:span text:style-name="T592"><text:tab/></text:span></text:p>
      <text:list text:style-name="LFO7" text:continue-numbering="true">
        <text:list-item>
          <text:p text:style-name="P593"><text:span text:style-name="T594">Распечатка прото</text:span><text:span text:style-name="T595">кола</text:span><text:span text:style-name="T596"><text:s/>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Обычный"/>
      <text:list text:style-name="LFO8" text:continue-numbering="true">
        <text:list-item>
          <text:p text:style-name="P597"><text:span text:style-name="T598">Дневник отладки</text:span><text:span text:style-name="T599"><text:s/>должен содержать дату и время сеансов отладки, и основные ошибки (ошибки в сценарии и программе, не стандартные операции) и<text:s/></text:span><text:span text:style-name="T600">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style-name="Table601">
        <table:table-columns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>
            <text:p text:style-name="P611"><text:span text:style-name="T612">№</text:span></text:p>
          </table:table-cell>
          <table:table-cell table:style-name="TableCell613">
            <text:p text:style-name="P614"><text:span text:style-name="T615">Лаб.</text:span></text:p>
            <text:p text:style-name="P616"><text:span text:style-name="T617">или</text:span></text:p>
            <text:p text:style-name="P618"><text:span text:style-name="T619">дом.</text:span></text:p>
          </table:table-cell>
          <table:table-cell table:style-name="TableCell620">
            <text:p text:style-name="P621"><text:span text:style-name="T622">Дата</text:span></text:p>
          </table:table-cell>
          <table:table-cell table:style-name="TableCell623">
            <text:p text:style-name="P624"><text:span text:style-name="T625">Время</text:span></text:p>
          </table:table-cell>
          <table:table-cell table:style-name="TableCell626">
            <text:p text:style-name="P627"><text:span text:style-name="T628">Событие</text:span></text:p>
          </table:table-cell>
          <table:table-cell table:style-name="TableCell629">
            <text:p text:style-name="P630"><text:span text:style-name="T631">Действие по исправлению</text:span></text:p>
          </table:table-cell>
          <table:table-cell table:style-name="TableCell632">
            <text:p text:style-name="P633"><text:span text:style-name="T634">Примечание</text:span></text:p>
          </table:table-cell>
        </table:table-row>
        <table:table-row table:style-name="TableRow635">
          <table:table-cell table:style-name="TableCell636">
            <text:p text:style-name="P637"/>
            <text:p text:style-name="P638"/>
            <text:p text:style-name="P639"/>
            <text:p text:style-name="P640"/>
            <text:p text:style-name="P641"/>
            <text:p text:style-name="P642"/>
            <text:p text:style-name="P643"/>
            <text:p text:style-name="P644"/>
            <text:p text:style-name="P645"/>
            <text:p text:style-name="P646"/>
            <text:p text:style-name="P647"/>
            <text:p text:style-name="P648"/>
            <text:p text:style-name="P649"/>
            <text:p text:style-name="P650"/>
            <text:p text:style-name="P651"/>
            <text:p text:style-name="P652"/>
            <text:p text:style-name="P653"/>
            <text:p text:style-name="P654"/>
            <text:p text:style-name="P655"/>
            <text:p text:style-name="P656"/>
            <text:p text:style-name="P657"/>
            <text:p text:style-name="P658"/>
            <text:p text:style-name="P659"/>
            <text:p text:style-name="P660"/>
            <text:p text:style-name="P661"/>
            <text:p text:style-name="P662"/>
            <text:p text:style-name="P663"/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</table:table-row>
      </table:table>
      <text:p text:style-name="P677"/>
      <text:list text:style-name="LFO9" text:continue-numbering="true">
        <text:list-item>
          <text:p text:style-name="P678"><text:span text:style-name="T679">Замечание автора по существу работы<text:s/></text:span><text:span text:style-name="T680"><text:tab/></text:span><text:span text:style-name="T681"><text:tab/></text:span><text:span text:style-name="T682"><text:tab/></text:span><text:span text:style-name="T683"><text:tab/></text:span><text:span text:style-name="T684"><text:tab/></text:span><text:span text:style-name="T685"><text:tab/></text:span><text:span text:style-name="T686"><text:tab/></text:span><text:span text:style-name="T687"><text:tab/></text:span><text:span text:style-name="T688"><text:tab/></text:span><text:span text:style-name="T689"><text:tab/></text:span><text:span text:style-name="T690"><text:tab/></text:span><text:span text:style-name="T691"><text:tab/></text:span><text:span text:style-name="T692"><text:tab/></text:span><text:span text:style-name="T693"><text:tab/></text:span><text:span text:style-name="T694"><text:tab/></text:span><text:span text:style-name="T695"><text:tab/></text:span><text:span text:style-name="T696"><text:tab/></text:span><text:span text:style-name="T697"><text:tab/></text:span><text:span text:style-name="T698"><text:tab/></text:span><text:span text:style-name="T699"><text:tab/></text:span><text:span text:style-name="T700"><text:tab/></text:span><text:span text:style-name="T701"><text:tab/></text:span><text:span text:style-name="T702"><text:tab/></text:span><text:span text:style-name="T703"><text:tab/></text:span><text:span text:style-name="T704"><text:tab/></text:span><text:span text:style-name="T705"><text:tab/></text:span><text:span text:style-name="T706"><text:tab/></text:span><text:span text:style-name="T707"><text:tab/></text:span><text:span text:style-name="T708"><text:tab/></text:span><text:span text:style-name="T709"><text:tab/></text:span><text:span text:style-name="T710"><text:tab/></text:span><text:span text:style-name="T711"><text:tab/></text:span><text:span text:style-name="T712"><text:tab/></text:span><text:span text:style-name="T713"><text:tab/></text:span><text:span text:style-name="T714"><text:tab/></text:span><text:span text:style-name="T715"><text:tab/></text:span><text:span text:style-name="T716"><text:tab/></text:span><text:span text:style-name="T717"><text:tab/></text:span><text:span text:style-name="T718"><text:tab/></text:span><text:span text:style-name="T719"><text:tab/></text:span><text:span text:style-name="T720"><text:tab/></text:span><text:span text:style-name="T721"><text:tab/></text:span><text:span text:style-name="T722"><text:tab/></text:span><text:span text:style-name="T723"><text:tab/></text:span><text:span text:style-name="T724"><text:tab/></text:span><text:span text:style-name="T725"><text:tab/></text:span><text:span text:style-name="T726"><text:tab/></text:span></text:p>
        </text:list-item>
        <text:list-item>
          <text:p text:style-name="P727"><text:span text:style-name="T728">Выводы <text:s/>: <text:s text:c="2"/></text:span><text:span text:style-name="T729">составил программу на языке Си, выполняющую анализ и обработку вводимого текста.</text:span></text:p>
        </text:list-item>
        <text:list-item>
          <text:p text:style-name="P730"/>
        </text:list-item>
      </text:list>
      <text:p text:style-name="P731"><text:span text:style-name="T732">Недочеты, допущенные при выполнении задания, могут быть устранены следующим образом<text:s/></text:span><text:span text:style-name="T733"><text:tab/></text:span><text:span text:style-name="T734"><text:tab/></text:span><text:span text:style-name="T735"><text:tab/></text:span><text:span text:style-name="T736"><text:tab/></text:span><text:span text:style-name="T737"><text:tab/></text:span><text:span text:style-name="T738"><text:tab/></text:span><text:span text:style-name="T739"><text:tab/></text:span><text:span text:style-name="T740"><text:tab/></text:span><text:span text:style-name="T741"><text:tab/></text:span><text:span text:style-name="T742"><text:tab/></text:span><text:span text:style-name="T743"><text:tab/></text:span><text:span text:style-name="T744"><text:tab/></text:span><text:span text:style-name="T745"><text:tab/></text:span><text:span text:style-name="T746"><text:tab/></text:span><text:span text:style-name="T747"><text:tab/></text:span><text:span text:style-name="T748"><text:tab/></text:span><text:span text:style-name="T749"><text:tab/></text:span><text:span text:style-name="T750"><text:tab/></text:span><text:span text:style-name="T751"><text:tab/></text:span><text:span text:style-name="T752"><text:tab/></text:span><text:span text:style-name="T753"><text:tab/></text:span><text:span text:style-name="T754"><text:tab/></text:span><text:span text:style-name="T755"><text:tab/></text:span><text:span text:style-name="T756"><text:tab/></text:span><text:span text:style-name="T757"><text:tab/></text:span><text:span text:style-name="T758"><text:tab/></text:span><text:span text:style-name="T759"><text:tab/></text:span><text:span text:style-name="T760"><text:tab/></text:span><text:span text:style-name="T761"><text:tab/></text:span><text:span text:style-name="T762"><text:tab/></text:span><text:span text:style-name="T763"><text:tab/></text:span><text:span text:style-name="T764"><text:tab/></text:span><text:span text:style-name="T765"><text:tab/></text:span><text:span text:style-name="T766"><text:tab/></text:span><text:span text:style-name="T767"><text:tab/></text:span><text:span text:style-name="T768"><text:tab/></text:span><text:span text:style-name="T769"><text:tab/></text:span><text:span text:style-name="T770"><text:tab/></text:span><text:span text:style-name="T771"><text:tab/></text:span><text:span text:style-name="T772"><text:tab/></text:span></text:p>
      <text:p text:style-name="P773"/>
      <text:p text:style-name="P774"><text:span text:style-name="T775">Подпись студента<text:s/></text:span><text:span text:style-name="T776"><text:tab/></text:span><text:span text:style-name="T777"><text:tab/></text:span><text:span text:style-name="T77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Обычныйвеб" style:display-name="Обычный (веб)" style:family="paragraph" style:parent-style-name="Обычный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letter-kerning="false" fo:font-size="12pt" style:font-size-asian="12pt" style:font-size-complex="12pt" fo:hyphenate="true"/>
    </style:style>
    <style:style style:name="СтандартныйHTML" style:display-name="Стандартный HTML" style:family="paragraph" style:parent-style-name="Обычный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атвей Попов</dc:creator>
    <meta:creation-date>2020-10-26T16:52:00Z</meta:creation-date>
    <dc:date>2020-12-29T12:27:00Z</dc:date>
    <meta:template xlink:href="Normal" xlink:type="simple"/>
    <meta:editing-cycles>5</meta:editing-cycles>
    <meta:editing-duration>PT960S</meta:editing-duration>
    <meta:document-statistic meta:page-count="5" meta:paragraph-count="12" meta:word-count="969" meta:character-count="6483" meta:row-count="46" meta:non-whitespace-character-count="5526"/>
  </office:meta>
</office:document-meta>
</file>